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5in" style:auto-text-indent="false"/>
    </style:style>
    <style:style style:name="P2" style:family="paragraph" style:parent-style-name="Standard" style:master-page-name="Standard">
      <style:paragraph-properties fo:margin-left="0in" fo:margin-right="0in" fo:margin-top="0in" fo:margin-bottom="0in" loext:contextual-spacing="false" fo:text-indent="0.5in" style:auto-text-indent="false" style:page-number="1"/>
    </style:style>
    <style:style style:name="P3" style:family="paragraph" style:parent-style-name="Standard" style:list-style-name="WWNum1">
      <style:paragraph-properties fo:margin-left="1in" fo:margin-right="0in" fo:margin-top="0in" fo:margin-bottom="0in" loext:contextual-spacing="true" fo:text-indent="-0.25in" style:auto-text-indent="false"/>
    </style:style>
    <style:style style:name="T1" style:family="text">
      <style:text-properties style:font-name="Verdana" fo:font-size="12pt" style:font-name-asian="Verdana1" style:font-size-asian="12pt" style:font-name-complex="Verdana1" style:font-size-complex="12pt"/>
    </style:style>
    <style:style style:name="T2" style:family="text">
      <style:text-properties style:font-name="Verdana" fo:font-size="12pt" fo:font-style="italic" style:font-name-asian="Verdana1" style:font-size-asian="12pt" style:font-style-asian="italic" style:font-name-complex="Verdana1" style:font-size-complex="12pt"/>
    </style:style>
    <style:style style:name="T3" style:family="text">
      <style:text-properties style:font-name="Verdana" fo:font-size="12pt" style:text-underline-style="none" style:font-name-asian="Verdana1" style:font-size-asian="12pt" style:font-name-complex="Verdana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Problem:</text:span></text:p>
      <text:p text:style-name="P1"/>
      <text:p text:style-name="P1"><text:span text:style-name="T1">Imagine that you are at a social gathering of some kind, you are talking, and laughing, and having a good time. All of a sudden you hear someone say that the ACLU is subverting the Constitution. Now you could just go in guns blazing, but no one likes that kind of debate. You could also research the topic, but that would take way too long. This app lets you quickly look at data supporting your position so you can show that person that the ACLU is actually </text:span><text:span text:style-name="T2">_defending_</text:span><text:span text:style-name="T1"> the Constitution. </text:span></text:p>
      <text:p text:style-name="P1"><text:span text:style-name="T1">My end-users are people who want to explore a controversial topic in-depth. Right now most people are very one-sided in their beliefs because that is what they’re accustomed to; it’s the culture they grew up in. This app will also help those who do not want to form an opinion until they have heard both sides. Another demographic my app will assist are the argumentative folks out there that always need to be right. Currently, they are reduced to bluffing about data and statistics, or memorizing them, but with this app, all the evidence they need will be at their fingertips, conveniently sorted by topic and which side it supports. The app I will create will need to be accessible to the general public (intuitive), yet detailed enough for enthusiastic debaters. My client would actually be my business partner, and would help me develop, release, and market the app.</text:span></text:p>
      <text:p text:style-name="P1"/>
      <text:p text:style-name="P1"/>
      <text:p text:style-name="P1"><text:span text:style-name="T1">The Rationale:</text:span></text:p>
      <text:p text:style-name="P1"/>
      <text:p text:style-name="P1"><text:span text:style-name="T1">I decided to create an app that provides statistics and other details relating to controversial topics, sorted by the position they support. I chose to work in Python, because of my personal familiarity with it, and for the Kivy resource to help develop the app for multiple platforms. Also, I may work on this project with the “client,” who is newish to programming, so I need a programming language that has a gentle learning curve.</text:span></text:p>
      <text:p text:style-name="P1"/>
      <text:p text:style-name="P1"/>
      <text:p text:style-name="P1"><text:span text:style-name="T1">Success Criteria:</text:span></text:p>
      <text:p text:style-name="P1"/>
      <text:list xml:id="list1564373609520304876" text:style-name="WWNum1">
        <text:list-item>
          <text:p text:style-name="P3"><text:span text:style-name="T1">It must let users submit topics, data, statistics, and/or other improvements</text:span></text:p>
        </text:list-item>
        <text:list-item>
          <text:p text:style-name="P3"><text:span text:style-name="T1">It must have full database capability</text:span></text:p>
        </text:list-item>
        <text:list-item>
          <text:p text:style-name="P3"><text:span text:style-name="T1">It must be fairly intuitive (test by giving to someone unfamiliar with app)</text:span></text:p>
        </text:list-item>
        <text:list-item>
          <text:p text:style-name="P3"><text:span text:style-name="T1">It must separate data supporting “for” positions from “against” positions in each topic. Neutral positions?</text:span></text:p>
        </text:list-item>
        <text:list-item>
          <text:p text:style-name="P3"><text:span text:style-name="T1">Unbiased mode? Where for every “for” position displayed there’s an “against” also displayed</text:span></text:p>
        </text:list-item>
        <text:list-item>
          <text:p text:style-name="P3"><text:span text:style-name="T1">Random topic? Brings up a random topic on unbiased mo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Verdana" fo:font-family="Verdana"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394" meta:character-count="2286" meta:non-whitespace-character-count="1909"/>
    <meta:generator>LibreOfficeDev/5.1.0.3$Linux_X86_64 LibreOffice_project/</meta:generator>
  </office:meta>
</office:document-meta>
</file>